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378cm" fo:min-width="3.178cm"/>
    </style:style>
    <style:style style:name="gr3" style:family="graphic" style:parent-style-name="standard">
      <style:graphic-properties draw:textarea-horizontal-align="justify" draw:textarea-vertical-align="middle" draw:auto-grow-height="false" fo:min-height="0.946cm" fo:min-width="4.538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6.6cm"/>
    </style:style>
    <style:style style:name="gr5" style:family="graphic" style:parent-style-name="standard">
      <style:graphic-properties draw:textarea-horizontal-align="justify" draw:textarea-vertical-align="middle" draw:auto-grow-height="false" fo:min-height="1.7cm" fo:min-width="1.3cm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6cm"/>
    </style:style>
    <style:style style:name="gr7" style:family="graphic" style:parent-style-name="standard">
      <style:graphic-properties draw:textarea-horizontal-align="justify" draw:textarea-vertical-align="middle" draw:auto-grow-height="false" fo:min-height="2.014cm" fo:min-width="4.23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style:text-position="33% 58%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8.824cm" svg:height="1.673cm" svg:x="1.7cm" svg:y="1.8cm">
          <draw:text-box>
            <text:p><text:span text:style-name="T1">Program wyświetla kwadraty kolejnych liczb naturalnych począwszy od zera a skończywszy na kwadracie liczby </text:span></text:p>
            <text:p><text:span text:style-name="T1">podanej przez użytkownika</text:span></text:p>
          </draw:text-box>
        </draw:frame>
        <draw:custom-shape draw:style-name="gr2" draw:text-style-name="P2" draw:layer="layout" svg:width="5.2cm" svg:height="2.3cm" svg:x="2cm" svg:y="4.4cm">
          <text:p text:style-name="P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8cm" svg:height="1.9cm" svg:x="10.3cm" svg:y="8.1cm">
          <text:p text:style-name="P2">Podaj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7.1cm" svg:height="2.2cm" svg:x="3.3cm" svg:y="12.6cm">
          <text:p text:style-name="P2">S=0</text:p>
          <text:p text:style-name="P2">I=S*S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3.6cm" svg:height="3.9cm" svg:x="9.6cm" svg:y="16.3cm">
          <text:p text:style-name="P2">S=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2" draw:id="id2" draw:layer="layout" svg:width="6.5cm" svg:height="2.6cm" svg:x="3.9cm" svg:y="23cm">
          <text:p text:style-name="P2">S=S+1</text:p>
          <text:p text:style-name="P2">I=S*S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6.7cm" svg:height="3.2cm" svg:x="12.6cm" svg:y="25.2cm">
          <text:p text:style-name="P2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7.1cm" svg:y1="5.5cm" svg:x2="14.4cm" svg:y2="8.1cm">
          <text:p/>
        </draw:line>
        <draw:line draw:style-name="gr8" draw:text-style-name="P3" draw:layer="layout" svg:x1="13.3cm" svg:y1="10.1cm" svg:x2="8.2cm" svg:y2="12.6cm">
          <text:p/>
        </draw:line>
        <draw:line draw:style-name="gr8" draw:text-style-name="P3" draw:layer="layout" svg:x1="9.1cm" svg:y1="14.6cm" svg:x2="11.6cm" svg:y2="16.4cm">
          <text:p/>
        </draw:line>
        <draw:connector draw:style-name="gr9" draw:text-style-name="P3" draw:layer="layout" svg:x1="9.6cm" svg:y1="18.25cm" svg:x2="7.15cm" svg:y2="23cm" draw:start-shape="id1" draw:start-glue-point="5" draw:end-shape="id2" svg:d="M9600 18250h-2450v4750" svg:viewBox="0 0 2451 4751">
          <text:p text:style-name="P2">NIE</text:p>
        </draw:connector>
        <draw:connector draw:style-name="gr8" draw:text-style-name="P3" draw:layer="layout" svg:x1="3.9cm" svg:y1="24.3cm" svg:x2="10.866cm" svg:y2="15.911cm" draw:start-shape="id2" draw:start-glue-point="3" svg:d="M3900 24300h-501v-8389h7467" svg:viewBox="0 0 7468 8390">
          <text:p/>
        </draw:connector>
        <draw:connector draw:style-name="gr9" draw:text-style-name="P3" draw:layer="layout" svg:x1="13.2cm" svg:y1="18.25cm" svg:x2="15.95cm" svg:y2="25.2cm" draw:start-shape="id1" draw:start-glue-point="7" draw:end-shape="id3" svg:d="M13200 18250h2750v6950" svg:viewBox="0 0 2751 6951">
          <text:p text:style-name="P2">TAK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23:07:25.289000000</meta:creation-date>
    <dc:date>2017-10-09T23:15:09.600000000</dc:date>
    <meta:editing-duration>PT7M45S</meta:editing-duration>
    <meta:editing-cycles>1</meta:editing-cycles>
    <meta:document-statistic meta:object-count="13"/>
    <meta:generator>LibreOffice/5.4.2.2$Windows_X86_64 LibreOffice_project/22b09f6418e8c2d508a9eaf86b2399209b0990f4</meta:generator>
  </office:meta>
</office:document-meta>
</file>